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27.7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ssasins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Assasins</text:p>
          </table:table-cell>
          <table:table-cell table:style-name="ce3" office:value-type="string" calcext:value-type="string">
            <text:p>Templar Assassin, Sand King, Viper, Slar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Drow Ranger, Wind Rang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Troll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Knight</text:p>
          </table:table-cell>
          <table:table-cell table:style-name="ce2" office:value-type="string" calcext:value-type="string">
            <text:p>Bat Rider, Chaos Knight, Omni Knight, Abaddon, Dragon Knight, Luna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Orc</text:p>
          </table:table-cell>
          <table:table-cell table:style-name="ce2" office:value-type="string" calcext:value-type="string">
            <text:p>Juggernaut, Axe, Beast Master, 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Mage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row Ranger, Abaddon, Necrophos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Beast</text:p>
          </table:table-cell>
          <table:table-cell table:style-name="ce2" office:value-type="string" calcext:value-type="string">
            <text:p>Lone Druid, Enchantress, Tusk, Sand King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Elf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Hunter</text:p>
          </table:table-cell>
          <table:table-cell table:style-name="ce2" office:value-type="string" calcext:value-type="string">
            <text:p>Tide Hunter, Drow Ranger, Wind Ranger, Medusa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Kunkka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Warlock</text:p>
          </table:table-cell>
          <table:table-cell table:style-name="ce2" office:value-type="string" calcext:value-type="string">
            <text:p>Enigma, Necrophos, Alchemist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Warrior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Assasins</text:p>
          </table:table-cell>
          <table:table-cell table:style-name="ce3" office:value-type="string" calcext:value-type="string">
            <text:p>Templar Assassin, Sand King, Viper, Slark, Phantom Assassin, Pain Queen</text:p>
          </table:table-cell>
          <table:table-cell table:number-columns-repeated="1018"/>
        </table:table-row>
        <table:table-row table:style-name="ro1" table:number-rows-repeated="29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22:16:45.714037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9T22:16:51.375562151</dc:date>
    <dc:creator>Ilya Shpigor</dc:creator>
    <meta:editing-duration>PT5H11M3S</meta:editing-duration>
    <meta:editing-cycles>549</meta:editing-cycles>
    <meta:document-statistic meta:table-count="1" meta:cell-count="150" meta:object-count="0"/>
  </office:meta>
</office:document-meta>
</file>